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068772" officeooo:paragraph-rsid="00068772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68772" officeooo:paragraph-rsid="00068772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068772" officeooo:paragraph-rsid="00068772" style:font-size-asian="10.5pt" style:font-weight-asian="normal" style:font-size-complex="12pt" style:font-weight-complex="normal"/>
    </style:style>
    <style:style style:name="T1" style:family="text">
      <style:text-properties officeooo:rsid="0007e36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7e361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07e36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X-OSX Notes</text:p>
      <text:p text:style-name="P2"/>
      <text:list xml:id="list1426803862" text:style-name="L1">
        <text:list-item>
          <text:p text:style-name="P3">The <text:span text:style-name="T3">“@” attribute</text:span> listed at the end of the file attributes on a unix system when “ls” was used, is to signify “extended attributes”. <text:span text:style-name="T1">The “</text:span><text:span text:style-name="T4">xattr</text:span><text:span text:style-name="T1">” program can be used to display and manipulate extended attributes. Take a look at what’s there before deciding to go and </text:span><text:span text:style-name="T4">delete</text:span><text:span text:style-name="T1"> those attributes. Take a look at the man page to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8:57:20.178641235</meta:creation-date>
    <meta:generator>LibreOffice/6.0.2.1$MacOSX_X86_64 LibreOffice_project/f7f06a8f319e4b62f9bc5095aa112a65d2f3ac89</meta:generator>
    <dc:date>2018-05-20T19:03:14.947490478</dc:date>
    <meta:editing-duration>PT5M53S</meta:editing-duration>
    <meta:editing-cycles>5</meta:editing-cycles>
    <meta:document-statistic meta:table-count="0" meta:image-count="0" meta:object-count="0" meta:page-count="1" meta:paragraph-count="2" meta:word-count="61" meta:character-count="339" meta:non-whitespace-character-count="281"/>
  </office:meta>
</office:document-meta>
</file>